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style-name="Default" office:value-type="string">
            <text:p>address</text:p>
          </table:table-cell>
          <table:table-cell table:style-name="Default" office:value-type="string">
            <text:p>name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0x05C0</text:p>
          </table:table-cell>
          <table:table-cell office:value-type="string">
            <text:p>EE_CTIMER_DURATION (1/2)</text:p>
          </table:table-cell>
          <table:table-cell table:style-name="ce1" office:value-type="string">
            <text:p>settings start address here</text:p>
          </table:table-cell>
          <table:table-cell table:number-columns-repeated="1021"/>
        </table:table-row>
        <table:table-row table:style-name="ro2">
          <table:table-cell office:value-type="string">
            <text:p>0x05C1</text:p>
          </table:table-cell>
          <table:table-cell office:value-type="string">
            <text:p>EE_CTIMER_DURATION (2/2)</text:p>
          </table:table-cell>
          <table:table-cell table:number-columns-repeated="1022"/>
        </table:table-row>
        <table:table-row table:style-name="ro2">
          <table:table-cell office:value-type="string">
            <text:p>0x05C2</text:p>
          </table:table-cell>
          <table:table-cell office:value-type="string">
            <text:p>EE_CTIMER_INTERVAL (1/2)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0x05C3</text:p>
          </table:table-cell>
          <table:table-cell office:value-type="string">
            <text:p>EE_CTIMER_INTERVAL (2/2)</text:p>
          </table:table-cell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>
          <table:table-cell office:value-type="string">
            <text:p>0x05DA</text:p>
          </table:table-cell>
          <table:table-cell office:value-type="string">
            <text:p>EE_TIMER1_ON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0x05FF</text:p>
          </table:table-cell>
          <table:table-cell table:style-name="ce4" office:value-type="string">
            <text:p>EE_PLUG_SETTINGS</text:p>
          </table:table-cell>
          <table:table-cell table:number-columns-repeated="1022"/>
        </table:table-row>
        <table:table-row table:style-name="ro2">
          <table:table-cell office:value-type="string">
            <text:p>0x0600</text:p>
          </table:table-cell>
          <table:table-cell office:value-type="string">
            <text:p>PH4_ADDR</text:p>
          </table:table-cell>
          <table:table-cell table:number-columns-repeated="1022"/>
        </table:table-row>
        <table:table-row table:style-name="ro2">
          <table:table-cell office:value-type="string">
            <text:p>0x0601</text:p>
          </table:table-cell>
          <table:table-cell office:value-type="string">
            <text:p>PH7_ADDR</text:p>
          </table:table-cell>
          <table:table-cell table:number-columns-repeated="1022"/>
        </table:table-row>
        <table:table-row table:style-name="ro2">
          <table:table-cell office:value-type="string">
            <text:p>0x0602</text:p>
          </table:table-cell>
          <table:table-cell office:value-type="string">
            <text:p>PH_INTERVAL</text:p>
          </table:table-cell>
          <table:table-cell table:number-columns-repeated="1022"/>
        </table:table-row>
        <table:table-row table:style-name="ro2">
          <table:table-cell office:value-type="string">
            <text:p>0x0603</text:p>
          </table:table-cell>
          <table:table-cell office:value-type="string">
            <text:p>PH_BUFF_SIZE</text:p>
          </table:table-cell>
          <table:table-cell table:number-columns-repeated="1022"/>
        </table:table-row>
        <table:table-row table:style-name="ro2">
          <table:table-cell office:value-type="string">
            <text:p>0x0604</text:p>
          </table:table-cell>
          <table:table-cell office:value-type="string">
            <text:p>PH_WINDOW_TOP</text:p>
          </table:table-cell>
          <table:table-cell table:number-columns-repeated="1022"/>
        </table:table-row>
        <table:table-row table:style-name="ro2">
          <table:table-cell office:value-type="string">
            <text:p>0x0605</text:p>
          </table:table-cell>
          <table:table-cell office:value-type="string">
            <text:p>PH_WINDOW_BOTTOM</text:p>
          </table:table-cell>
          <table:table-cell table:number-columns-repeated="1022"/>
        </table:table-row>
        <table:table-row table:style-name="ro2">
          <table:table-cell office:value-type="string">
            <text:p>0x0606</text:p>
          </table:table-cell>
          <table:table-cell office:value-type="string">
            <text:p>EC1413_ADDR</text:p>
          </table:table-cell>
          <table:table-cell table:number-columns-repeated="1022"/>
        </table:table-row>
        <table:table-row table:style-name="ro2">
          <table:table-cell office:value-type="string">
            <text:p>0x0607</text:p>
          </table:table-cell>
          <table:table-cell office:value-type="string">
            <text:p>RH_WINDOW_TOP</text:p>
          </table:table-cell>
          <table:table-cell table:number-columns-repeated="1022"/>
        </table:table-row>
        <table:table-row table:style-name="ro2">
          <table:table-cell office:value-type="string">
            <text:p>0x0608</text:p>
          </table:table-cell>
          <table:table-cell office:value-type="string">
            <text:p>RH_WINDOW_BOTTOM</text:p>
          </table:table-cell>
          <table:table-cell table:number-columns-repeated="1022"/>
        </table:table-row>
        <table:table-row table:style-name="ro2">
          <table:table-cell office:value-type="string">
            <text:p>0x0609</text:p>
          </table:table-cell>
          <table:table-cell office:value-type="string">
            <text:p>SD_LOG_INTERVAL</text:p>
          </table:table-cell>
          <table:table-cell table:number-columns-repeated="1022"/>
        </table:table-row>
        <table:table-row table:style-name="ro2">
          <table:table-cell office:value-type="string">
            <text:p>0x060A</text:p>
          </table:table-cell>
          <table:table-cell office:value-type="string">
            <text:p>BUTTON_RANGES_START_ADDR</text:p>
          </table:table-cell>
          <table:table-cell table:number-columns-repeated="1022"/>
        </table:table-row>
        <table:table-row table:style-name="ro2">
          <table:table-cell office:value-type="string">
            <text:p>0x060B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C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D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E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F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0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1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1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1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1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1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1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1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1">
          <table:table-cell office:value-type="string">
            <text:p>0x061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1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1">
          <table:table-cell office:value-type="string">
            <text:p>0x061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1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1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1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1">
          <table:table-cell office:value-type="string">
            <text:p>0x061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2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1">
          <table:table-cell office:value-type="string">
            <text:p>0x0622</text:p>
          </table:table-cell>
          <table:table-cell table:style-name="Default" office:value-type="string">
            <text:p>water_tank_window</text:p>
          </table:table-cell>
          <table:table-cell office:value-type="string">
            <text:p>16 bit, consists of two 8bit top and bottom values in cm's ()</text:p>
          </table:table-cell>
          <table:table-cell table:number-columns-repeated="1021"/>
        </table:table-row>
        <table:table-row table:style-name="ro2">
          <table:table-cell office:value-type="string">
            <text:p>0x062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2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2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2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2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2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1">
          <table:table-cell office:value-type="string">
            <text:p>0x062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1">
          <table:table-cell office:value-type="string">
            <text:p>0x062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2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2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1">
          <table:table-cell office:value-type="string">
            <text:p>0x062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3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office:value-type="string">
            <text:p>0x063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3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3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3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3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3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3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1">
          <table:table-cell office:value-type="string">
            <text:p>0x063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1">
          <table:table-cell office:value-type="string">
            <text:p>0x063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3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3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1">
          <table:table-cell office:value-type="string">
            <text:p>0x063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4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4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office:value-type="string">
            <text:p>0x064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4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>
            <text:p>0x0644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1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45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6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7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8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9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A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0x064B</text:p>
          </table:table-cell>
          <table:table-cell office:value-type="string">
            <text:p>FMP_OFFSET</text:p>
          </table:table-cell>
          <table:table-cell office:value-type="string">
            <text:p>FMP 2</text:p>
          </table:table-cell>
          <table:table-cell table:number-columns-repeated="1021"/>
        </table:table-row>
        <table:table-row table:style-name="ro2">
          <table:table-cell office:value-type="string">
            <text:p>0x064C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4D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4E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4F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50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51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0x0652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3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53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4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5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6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7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8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0x0659</text:p>
          </table:table-cell>
          <table:table-cell office:value-type="string">
            <text:p>FMP_OFFSET</text:p>
          </table:table-cell>
          <table:table-cell office:value-type="string">
            <text:p>FMP 4</text:p>
          </table:table-cell>
          <table:table-cell table:number-columns-repeated="1021"/>
        </table:table-row>
        <table:table-row table:style-name="ro2">
          <table:table-cell office:value-type="string">
            <text:p>0x065A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5B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5C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5D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5E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5F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office:value-type="string">
            <text:p>0x0660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5</text:p>
          </table:table-cell>
          <table:table-cell table:number-columns-repeated="1021"/>
        </table:table-row>
        <table:table-row table:style-name="ro2">
          <table:table-cell office:value-type="string">
            <text:p>0x0661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2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3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4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5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6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7</text:p>
          </table:table-cell>
          <table:table-cell office:value-type="string">
            <text:p>FMP_OFFSET</text:p>
          </table:table-cell>
          <table:table-cell office:value-type="string">
            <text:p>FMP 6</text:p>
          </table:table-cell>
          <table:table-cell table:number-columns-repeated="1021"/>
        </table:table-row>
        <table:table-row table:style-name="ro2">
          <table:table-cell office:value-type="string">
            <text:p>0x0668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69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6A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6B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6C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6D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office:value-type="string">
            <text:p>0x066E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7</text:p>
          </table:table-cell>
          <table:table-cell table:number-columns-repeated="1021"/>
        </table:table-row>
        <table:table-row table:style-name="ro2">
          <table:table-cell office:value-type="string">
            <text:p>0x066F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0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1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2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3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4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5</text:p>
          </table:table-cell>
          <table:table-cell office:value-type="string">
            <text:p>FMP_OFFSET</text:p>
          </table:table-cell>
          <table:table-cell office:value-type="string">
            <text:p>FMP 8</text:p>
          </table:table-cell>
          <table:table-cell table:number-columns-repeated="1021"/>
        </table:table-row>
        <table:table-row table:style-name="ro2">
          <table:table-cell office:value-type="string">
            <text:p>0x0676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77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78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79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7A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7B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0x067C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0x067D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E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F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0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1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2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4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5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6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7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8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9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A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B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C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F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0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1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4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5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6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7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8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9</text:p>
          </table:table-cell>
          <table:table-cell table:style-name="Default"/>
          <table:table-cell table:number-columns-repeated="1022"/>
        </table:table-row>
      </table:table>
      <table:table table:name="Hoja2" table:style-name="ta1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20:45:30.27</meta:creation-date>
    <dc:date>2014-01-29T23:16:22.62</dc:date>
    <meta:editing-duration>P9DT1H43M39S</meta:editing-duration>
    <meta:editing-cycles>1</meta:editing-cycles>
    <meta:document-statistic meta:table-count="3" meta:cell-count="316" meta:object-count="0"/>
    <meta:generator>LibreOffice/3.5$Windows_x86 LibreOffice_project/165a79a-7059095-e13bb37-fef39a4-9503d18</meta:generator>
  </office:meta>
</office:document-meta>
</file>